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pperplate Gothic Light" svg:font-family="Copperplate Gothic Light" style:font-family-generic="swiss" style:font-pitch="variable" svg:panose-1="2 14 5 7 2 2 6 2 4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Overskrift1" style:master-page-name="MP0" style:family="paragraph">
      <style:paragraph-properties fo:break-before="page"/>
    </style:style>
    <style:style style:name="P2" style:parent-style-name="Listeavsnitt" style:family="paragraph"/>
    <style:style style:name="P3" style:parent-style-name="Listeavsnitt" style:family="paragraph"/>
    <style:style style:name="P4" style:parent-style-name="Listeavsnitt" style:family="paragraph"/>
    <style:style style:name="P5" style:parent-style-name="Listeavsnitt" style:family="paragraph"/>
    <style:style style:name="P6" style:parent-style-name="Listeavsnitt" style:family="paragraph"/>
    <style:style style:name="P7" style:parent-style-name="Listeavsnitt" style:family="paragraph"/>
    <style:style style:name="P8" style:parent-style-name="Listeavsnitt" style:family="paragraph"/>
    <style:style style:name="P9" style:parent-style-name="Listeavsnitt" style:family="paragraph"/>
    <style:style style:name="P10" style:parent-style-name="Listeavsnitt" style:family="paragraph"/>
    <style:style style:name="P11" style:parent-style-name="Listeavsnitt" style:family="paragraph"/>
    <style:style style:name="P12" style:parent-style-name="Listeavsnitt" style:family="paragraph"/>
    <style:style style:name="P13" style:parent-style-name="Listeavsnitt" style:family="paragraph"/>
    <style:style style:name="P14" style:parent-style-name="Listeavsnitt" style:family="paragraph"/>
    <style:style style:name="T15" style:parent-style-name="Standardskriftforavsnitt" style:family="text">
      <style:text-properties fo:color="#0070C0" fo:background-color="#FFFF00"/>
    </style:style>
    <style:style style:name="T16" style:parent-style-name="Standardskriftforavsnitt" style:family="text">
      <style:text-properties fo:color="#FF0000" fo:background-color="#FFFF00"/>
    </style:style>
    <style:style style:name="T17" style:parent-style-name="Standardskriftforavsnitt" style:family="text">
      <style:text-properties fo:color="#FFC000" style:text-underline-type="single" style:text-underline-style="solid" style:text-underline-width="auto" style:text-underline-mode="continuous"/>
    </style:style>
    <style:style style:name="T18" style:parent-style-name="Standardskriftforavsnitt" style:family="text">
      <style:text-properties fo:color="#00B050"/>
    </style:style>
    <style:style style:name="T19" style:parent-style-name="Standardskriftforavsnitt" style:family="text">
      <style:text-properties fo:color="#7030A0"/>
    </style:style>
    <style:style style:name="T20" style:parent-style-name="Standardskriftforavsnitt" style:family="text">
      <style:text-properties fo:color="#FF0000" fo:background-color="#FFFF00"/>
    </style:style>
    <style:style style:name="T21" style:parent-style-name="Standardskriftforavsnitt" style:family="text">
      <style:text-properties fo:color="#FF0000"/>
    </style:style>
    <style:style style:name="T22" style:parent-style-name="Standardskriftforavsnitt" style:family="text">
      <style:text-properties fo:background-color="#FFFF00"/>
    </style:style>
    <style:style style:name="P23" style:parent-style-name="Listeavsnitt" style:family="paragraph"/>
    <style:style style:name="T24" style:parent-style-name="Standardskriftforavsnitt" style:family="text">
      <style:text-properties fo:font-weight="bold" style:font-weight-asian="bold"/>
    </style:style>
    <style:style style:name="P25" style:parent-style-name="Listeavsnitt" style:family="paragraph"/>
    <style:style style:name="T26" style:parent-style-name="Standardskriftforavsnitt" style:family="text">
      <style:text-properties fo:font-weight="bold" style:font-weight-asian="bold"/>
    </style:style>
    <style:style style:name="P27" style:parent-style-name="Listeavsnitt" style:family="paragraph"/>
    <style:style style:name="T28" style:parent-style-name="Standardskriftforavsnitt" style:family="text">
      <style:text-properties fo:font-weight="bold" style:font-weight-asian="bold"/>
    </style:style>
    <style:style style:name="P29" style:parent-style-name="Listeavsnitt" style:family="paragraph"/>
    <style:style style:name="T30" style:parent-style-name="Standardskriftforavsnitt" style:family="text">
      <style:text-properties fo:font-weight="bold" style:font-weight-asian="bold"/>
    </style:style>
    <style:style style:name="T31" style:parent-style-name="Standardskriftforavsnitt" style:family="text">
      <style:text-properties fo:font-weight="bold" style:font-weight-asian="bold"/>
    </style:style>
    <style:style style:name="P32" style:parent-style-name="Listeavsnitt" style:family="paragraph"/>
    <style:style style:name="T33" style:parent-style-name="Standardskriftforavsnitt" style:family="text">
      <style:text-properties fo:font-weight="bold" style:font-weight-asian="bold"/>
    </style:style>
    <style:style style:name="P34" style:parent-style-name="Listeavsnitt" style:family="paragraph"/>
    <style:style style:name="T35" style:parent-style-name="Standardskriftforavsnitt" style:family="text">
      <style:text-properties fo:font-weight="bold" style:font-weight-asian="bold"/>
    </style:style>
    <style:style style:name="P36" style:parent-style-name="Listeavsnitt" style:family="paragraph"/>
    <style:style style:name="T37" style:parent-style-name="Standardskriftforavsnitt" style:family="text">
      <style:text-properties fo:font-weight="bold" style:font-weight-asian="bold"/>
    </style:style>
    <style:style style:name="P38" style:parent-style-name="Listeavsnitt" style:family="paragraph"/>
    <style:style style:name="T39" style:parent-style-name="Standardskriftforavsnitt" style:family="text">
      <style:text-properties fo:font-weight="bold" style:font-weight-asian="bold"/>
    </style:style>
    <style:style style:name="P40" style:parent-style-name="Listeavsnitt" style:family="paragraph"/>
    <style:style style:name="P41" style:parent-style-name="Listeavsnitt" style:family="paragraph"/>
    <style:style style:name="P42" style:parent-style-name="Listeavsnitt" style:family="paragraph"/>
    <style:style style:name="T43" style:parent-style-name="Standardskriftforavsnitt" style:family="text">
      <style:text-properties fo:font-weight="bold" style:font-weight-asian="bold"/>
    </style:style>
    <style:style style:name="T44" style:parent-style-name="Standardskriftforavsnitt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45" style:parent-style-name="Standardskriftforavsnitt" style:family="text">
      <style:text-properties fo:font-weight="bold" style:font-weight-asian="bold"/>
    </style:style>
    <style:style style:name="P46" style:parent-style-name="Listeavsnitt" style:family="paragraph"/>
    <style:style style:name="P47" style:parent-style-name="Listeavsnitt" style:family="paragraph"/>
    <style:style style:name="P48" style:parent-style-name="Listeavsnitt" style:family="paragraph"/>
    <style:style style:name="P49" style:parent-style-name="Listeavsnitt" style:family="paragraph"/>
    <style:style style:name="P50" style:parent-style-name="Listeavsnitt" style:family="paragraph"/>
    <style:style style:name="P51" style:parent-style-name="Listeavsnitt" style:family="paragraph"/>
    <style:style style:name="P52" style:parent-style-name="Listeavsnitt" style:family="paragraph"/>
    <style:style style:name="T53" style:parent-style-name="Standardskriftforavsnitt" style:family="text">
      <style:text-properties style:font-name="Wingdings" style:font-name-asian="Wingdings" style:font-name-complex="Wingdings"/>
    </style:style>
  </office:automatic-styles>
  <office:body>
    <office:text text:use-soft-page-breaks="true">
      <text:h text:style-name="P1" text:outline-level="1">Bachelorforelesning – skriving 18.01.2016</text:h>
      <text:p text:style-name="Normal"/>
      <text:p text:style-name="Brødtekst">Siste forelesning før innlevering av forprosjektrapport (20.01.) og 1. versjon av hoveddokument (i mars)</text:p>
      <text:p text:style-name="Brødtekst">Se HiØs wiki for maler og annen<text:s/>info.</text:p>
      <text:list text:style-name="LFO1" text:continue-numbering="true">
        <text:list-item>
          <text:p text:style-name="P2">Skrive = fortelle, formidle. Hva er formidling? Det kan være film, tv-serie, novelle, eventyr, sanger. Må ha en målgruppe – i vårt tilfelle er det oppdragsgiver, senere studenter, de som skal ta over og videreutvikle prosjektet.</text:p>
        </text:list-item>
        <text:list-item>
          <text:p text:style-name="P3">Medium – i vårt tilfelle er det tekst.</text:p>
        </text:list-item>
        <text:list-item>
          <text:p text:style-name="P4">Sjanger – i vårt tilfelle er det faglitterært, teknisk rapport, akademisk/vitenskapelig sjanger.</text:p>
        </text:list-item>
      </text:list>
      <text:p text:style-name="Normal"/>
      <text:h text:style-name="Overskrift1" text:outline-level="1">Hva skiller en fortelling fra en ikke-fortelling?</text:h>
      <text:list text:style-name="LFO2" text:continue-numbering="true">
        <text:list-item>
          <text:p text:style-name="P5">Rød tråd</text:p>
        </text:list-item>
        <text:list-item>
          <text:p text:style-name="P6">Struktur</text:p>
        </text:list-item>
        <text:list-item>
          <text:p text:style-name="P7">-- Hode, kropp, hale</text:p>
        </text:list-item>
        <text:list-item>
          <text:p text:style-name="P8">-- Innledning, gjennomføring, avslutning</text:p>
        </text:list-item>
        <text:list-item>
          <text:p text:style-name="P9">-- Sats, hopp, nedslag (skihoppmetafor)</text:p>
        </text:list-item>
        <text:list-item>
          <text:p text:style-name="P10">Flyt/rytme – Enkeltkomponentene må henge sammen – neste komponent må begynne der det forrige slutter</text:p>
        </text:list-item>
      </text:list>
      <text:p text:style-name="Normal"/>
      <text:p text:style-name="Brødtekst">I starten begynner man som regel med kaos (1) som ordnes opp med at man lager en ordnet struktur (2).</text:p>
      <text:p text:style-name="Liste">(3)<text:tab/>Innhold: Hva skal<text:s/>komponentene inneholde? Lag en plan over innholdet. Husk at godt språk og kildekritikk er viktig.</text:p>
      <text:p text:style-name="Liste">(4)<text:tab/>Presentasjon: Layout/formatering</text:p>
      <text:p text:style-name="Normal"/>
      <text:h text:style-name="Overskrift1" text:outline-level="1">Språk: Hva er godt eller dårlig språk?</text:h>
      <text:list text:style-name="LFO3" text:continue-numbering="true">
        <text:list-item>
          <text:p text:style-name="P11">Gjentakelse (tegn på dårlig språk/dårlig variasjon), samtidig som det kan være<text:s/>viktig med gjentakelser for å beholde flyten</text:p>
        </text:list-item>
        <text:list-item>
          <text:p text:style-name="P12">Variert språk (godt). Bruk gjerne synonymer for å unngå den «dårlige» delen i punkt 1.</text:p>
        </text:list-item>
        <text:list-item>
          <text:p text:style-name="P13">Ikke «muntlig» fremstilling (uttrykk som jo, men, …)</text:p>
        </text:list-item>
        <text:list-item>
          <text:p text:style-name="P14">Bruk et kompakt/presist språk.</text:p>
        </text:list-item>
      </text:list>
      <text:p text:style-name="Normal"/>
      <text:h text:style-name="Overskrift2" text:outline-level="2"><text:span text:style-name="T15">Vi</text:span><text:span text:style-name="T16"><text:s/>mener</text:span><text:s/>at Java<text:s/><text:span text:style-name="T17">ikke</text:span><text:s/><text:span text:style-name="T18">passer</text:span><text:s/>til spillprogrammering<text:span text:style-name="T19">!</text:span></text:h>
      <text:p text:style-name="Brødtekst"><text:span text:style-name="T20">Må begrunnes,</text:span><text:span text:style-name="T21"><text:s/></text:span><text:span text:style-name="T22">trener ikke å være redd for å bruke «vi» så lenge påstanden begrunnes.</text:span></text:p>
      <text:p text:style-name="Liste">Ikke bruk understrek</text:p>
      <text:p text:style-name="Liste">Ord som «passer» er her litt vel muntlig</text:p>
      <text:p text:style-name="Liste">Ikke bruk utropstegn i en akademisk rapport!</text:p>
      <text:p text:style-name="Brødtekst">Og for all del, ikke bruk farger når man skriver en akademisk rapport – farger ble her brukt til å bryte ned og kritisere en enkelt påstand.</text:p>
      <text:p text:style-name="Brødtekst">Man skal heller ikke bruke forkortelser som osv og etc.</text:p>
      <text:soft-page-break/>
      <text:p text:style-name="Brødtekst">En ting som det derimot er vel og bra å bruke, er grafiske elementer, så lenge disse forklares, nummeres og refereres til i teksten (se lenger ned).</text:p>
      <text:h text:style-name="Overskrift2" text:outline-level="2">Struktur på hoveddokumentet</text:h>
      <text:p text:style-name="Brødtekst">(følgende er hentet fra<text:s/><text:a xlink:href="https://wiki.hiof.no/index.php/Bacheloroppgaven_-_Leveranser#Hoveddokument" office:target-frame-name="_top" xlink:show="replace"><text:span text:style-name="Hyperkobling">https://wiki.hiof.no/index.php/Bacheloroppgaven_-_Leveranser#Hoveddokument</text:span></text:a>)</text:p>
      <text:list text:style-name="LFO4" text:continue-numbering="true">
        <text:list-item>
          <text:p text:style-name="P23"><text:span text:style-name="T24">Tittlelside</text:span>: Prosjekttittel, gruppenummer, navn, «Bacheloroppgave, Avdeling for informasjonsteknologi, Høgskolen i Østfold», dato</text:p>
        </text:list-item>
        <text:list-item>
          <text:p text:style-name="P25"><text:span text:style-name="T26">Prosjektinfo</text:span><text:s/>(se maler)</text:p>
        </text:list-item>
        <text:list-item>
          <text:p text:style-name="P27"><text:span text:style-name="T28">Sammendrag</text:span><text:line-break/>- Takk til</text:p>
        </text:list-item>
        <text:list-item>
          <text:p text:style-name="P29"><text:span text:style-name="T30">Innh</text:span><text:span text:style-name="T31">oldsfortegnelse</text:span><text:line-break/>- Liste over figurer<text:line-break/>- Liste over tabeller</text:p>
        </text:list-item>
        <text:list-item>
          <text:p text:style-name="P32"><text:span text:style-name="T33">Introduksjon</text:span>: Kort beskrivelse av gruppa, oppdragsgiveren, oppdraget, formål, metode og leveranse.<text:line-break/>- Analyse (beskrivelse av problemområde og andre ting)<text:line-break/>- Design (hvordan det hele gjennomføres)<text:line-break/>-<text:s/>Implementasjon (metoden for hvordan ting gjennomføres)<text:line-break/>- Resultater (evaluering av oppnådde ting)</text:p>
        </text:list-item>
        <text:list-item>
          <text:p text:style-name="P34"><text:span text:style-name="T35">Diskusjon</text:span><text:s/>(har vi kommet fram til rett svar?)</text:p>
        </text:list-item>
        <text:list-item>
          <text:p text:style-name="P36"><text:span text:style-name="T37">Konklusjon</text:span></text:p>
        </text:list-item>
        <text:list-item>
          <text:p text:style-name="P38"><text:span text:style-name="T39">Referanser</text:span><text:line-break/>- Vedlegg</text:p>
        </text:list-item>
      </text:list>
      <text:p text:style-name="Normal"/>
      <text:h text:style-name="Overskrift2" text:outline-level="2">Tekniske krav</text:h>
      <text:list text:style-name="LFO5" text:continue-numbering="true">
        <text:list-item>
          <text:p text:style-name="P40">Sidene skal nummeres</text:p>
        </text:list-item>
        <text:list-item>
          <text:p text:style-name="P41">Kapitler, underkapitler, underseksjoner skal nummeres<text:s/>hierarkisk:<text:line-break/>1) Hovedkapittel<text:line-break/>1.1) Underkapittel<text:line-break/>1.1.1) Underseksjon<text:line-break/>1.2) Neste underkapittel</text:p>
        </text:list-item>
        <text:list-item>
          <text:p text:style-name="P42">Figurer, tabeller, kodesnutter, etc.<text:s/><text:span text:style-name="T43">skal nummereres og forklares, og må ha<text:s/></text:span><text:span text:style-name="T44">minst én</text:span><text:span text:style-name="T45"><text:s/>referanse i teksten</text:span></text:p>
        </text:list-item>
        <text:list-item>
          <text:p text:style-name="P46">Referanser og lignende skal formateres etter passende standard (etter studentens egen mening)</text:p>
        </text:list-item>
      </text:list>
      <text:p text:style-name="Normal"/>
      <text:p text:style-name="Normal">Husk å oppgi kilde når man bruker et sitat/klipp-og-lim. Et sitat er en direkte gjengivelse, mens en referanse er en bearbeidet/omskrevet tekst basert på en eksisterende tekst. Dersom man ikke oppgir at det er et sitat<text:s/>og det viser seg at teksten man skriver, er 100 % likt med allerede eksisterende tekst, vil dette regnes som fusk.</text:p>
      <text:p text:style-name="Normal"/>
      <text:h text:style-name="Overskrift2" text:outline-level="2">Skriveprosessen</text:h>
      <text:p text:style-name="Normal"/>
      <text:list text:style-name="LFO6" text:continue-numbering="true">
        <text:list-item>
          <text:p text:style-name="P47">Ikke vær redd for å kladdeskrive – ting som ikke passer inn kan fjernes senere.</text:p>
        </text:list-item>
        <text:list-item>
          <text:p text:style-name="P48">Skriv kollaborativt</text:p>
        </text:list-item>
        <text:list-item>
          <text:p text:style-name="P49">Skriveprosessen bør være kontinuerlig – hoveddokumentet bør være et levende dokument.</text:p>
        </text:list-item>
        <text:list-item>
          <text:p text:style-name="P50">Finn informasjon – gjerne vha. litteratursøk på sider som f.eks. scholar.google.com (hvor man kan søke etter bøker, artikler og andre akademiske ting) eller søk i biblioteket eller akademiske databaser.</text:p>
        </text:list-item>
        <text:list-item>
          <text:p text:style-name="P51">Dokumentere/lagre/dele tekst og andre ting med gruppemedlemmer/oppdragsgiver</text:p>
        </text:list-item>
        <text:list-item>
          <text:p text:style-name="P52">Krever en form for infrastruktur (hvem har ansvar for hva, arbeidsflyt)</text:p>
        </text:list-item>
      </text:list>
      <text:p text:style-name="Normal"/>
      <text:p text:style-name="Normal"/>
      <text:p text:style-name="Normal">Under skriveprosessen, hvilke verktøy kan brukes?</text:p>
      <text:p text:style-name="Normal">Office 365</text:p>
      <text:p text:style-name="Normal">LaTeX<text:s/><text:span text:style-name="T53"></text:span><text:s/>Overkleaf</text:p>
      <text:p text:style-name="Normal">OpenOffice</text:p>
      <text:p text:style-name="Normal"/>
      <text:p text:style-name="Normal">Google Drive anbefales ikke pga dårlige nummereringsmuligheter.</text:p>
      <text:p text:style-name="Normal"/>
      <text:p text:style-name="Normal">Til slutt: Tenk formatering – teksten må være lett å formatere når innleveringsfristen nærmer seg.</text:p>
      <text:p text:style-name="Normal"/>
      <text:p text:style-name="Normal">Bruk fotnoter når man refererer til generelle URL-er.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pperplate Gothic Light" svg:font-family="Copperplate Gothic Light" style:font-family-generic="swiss" style:font-pitch="variable" svg:panose-1="2 14 5 7 2 2 6 2 4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b" fo:country="NO" style:language-asian="en" style:country-asian="US" style:language-complex="ar" style:country-complex="SA" style:text-combine="none" fo:hyphenate="true"/>
    </style:default-style>
    <style:style style:name="Overskrift1" style:display-name="Overskrift 1" style:family="paragraph" style:parent-style-name="Normal" style:next-style-name="Normal" style:auto-update="true" style:default-outline-level="1">
      <style:paragraph-properties fo:keep-with-next="always" fo:keep-together="always" fo:text-align="center" fo:margin-top="0.1666in"/>
      <style:text-properties style:font-name="Copperplate Gothic Light" style:font-name-asian="Times New Roman" fo:color="#2E74B5" fo:font-size="20pt" style:font-size-asian="20pt" style:font-size-complex="16pt" fo:hyphenate="false"/>
    </style:style>
    <style:style style:name="Overskrift2" style:display-name="Overskrift 2" style:family="paragraph" style:parent-style-name="Normal" style:next-style-name="Normal" style:default-outline-level="2">
      <style:paragraph-properties fo:keep-with-next="always" fo:keep-together="always" fo:margin-top="0.0277in"/>
      <style:text-properties style:font-name="Calibri Light" style:font-name-asian="Times New Roman" fo:color="#2E74B5" fo:font-size="13pt" style:font-size-asian="13pt" style:font-size-complex="13pt" fo:hyphenate="false"/>
    </style:style>
    <style:style style:name="Normal" style:display-name="Normal" style:family="paragraph">
      <style:paragraph-properties fo:margin-bottom="0in" fo:line-height="100%"/>
      <style:text-properties style:font-name="Arial" fo:hyphenate="false"/>
    </style:style>
    <style:style style:name="Standardskriftforavsnitt" style:display-name="Standardskrift for avsnitt" style:family="text"/>
    <style:style style:name="Ingenmellomrom" style:display-name="Ingen mellomrom" style:family="paragraph" style:auto-update="true">
      <style:paragraph-properties fo:margin-bottom="0in" fo:line-height="100%"/>
      <style:text-properties style:font-name="Arial" fo:hyphenate="false"/>
    </style:style>
    <style:style style:name="Overskrift1Tegn" style:display-name="Overskrift 1 Tegn" style:family="text" style:parent-style-name="Standardskriftforavsnitt">
      <style:text-properties style:font-name="Copperplate Gothic Light" style:font-name-asian="Times New Roman" style:font-name-complex="Times New Roman" fo:color="#2E74B5" fo:font-size="20pt" style:font-size-asian="20pt" style:font-size-complex="16pt"/>
    </style:style>
    <style:style style:name="Listeavsnitt" style:display-name="Listeavsnitt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Overskrift2Tegn" style:display-name="Overskrift 2 Tegn" style:family="text" style:parent-style-name="Standardskriftforavsnitt">
      <style:text-properties style:font-name="Calibri Light" style:font-name-asian="Times New Roman" style:font-name-complex="Times New Roman" fo:color="#2E74B5" fo:font-size="13pt" style:font-size-asian="13pt" style:font-size-complex="13pt"/>
    </style:style>
    <style:style style:name="Hyperkobling" style:display-name="Hyperkobling" style:family="text" style:parent-style-name="Standardskriftforavsnit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Liste" style:display-name="Liste" style:family="paragraph" style:parent-style-name="Normal">
      <style:paragraph-properties fo:margin-left="0.1965in" fo:text-indent="-0.1965in">
        <style:tab-stops/>
      </style:paragraph-properties>
      <style:text-properties fo:hyphenate="false"/>
    </style:style>
    <style:style style:name="Brødtekst" style:display-name="Brødtekst" style:family="paragraph" style:parent-style-name="Normal">
      <style:paragraph-properties fo:margin-bottom="0.0833in"/>
      <style:text-properties fo:hyphenate="false"/>
    </style:style>
    <style:style style:name="BrødtekstTegn" style:display-name="Brødtekst Tegn" style:family="text" style:parent-style-name="Standardskriftforavsnitt">
      <style:text-properties style:font-name="Aria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Bachelorforelesning - skriving - 18.01.2016</dc:title>
    <dc:description/>
    <dc:subject/>
    <meta:initial-creator>Anders B-E</meta:initial-creator>
    <dc:creator>Anders B-E</dc:creator>
    <meta:creation-date>2016-01-19T18:54:00Z</meta:creation-date>
    <dc:date>2016-01-19T19:48:00Z</dc:date>
    <meta:template xlink:href="Normal.dotm" xlink:type="simple"/>
    <meta:editing-cycles>2</meta:editing-cycles>
    <meta:editing-duration>PT2880S</meta:editing-duration>
    <meta:document-statistic meta:page-count="3" meta:paragraph-count="8" meta:word-count="702" meta:character-count="4420" meta:row-count="31" meta:non-whitespace-character-count="3726"/>
  </office:meta>
</office:document-meta>
</file>